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bb779" officeooo:paragraph-rsid="001bb779"/>
    </style:style>
    <style:style style:name="P2" style:family="paragraph" style:parent-style-name="Preformatted_20_Text">
      <style:paragraph-properties fo:margin-left="0.4925in" fo:margin-right="0in" fo:text-indent="0in" style:auto-text-indent="false"/>
      <style:text-properties officeooo:rsid="001bb779" officeooo:paragraph-rsid="001bb779"/>
    </style:style>
    <style:style style:name="P3" style:family="paragraph" style:parent-style-name="Preformatted_20_Text">
      <style:paragraph-properties fo:margin-left="0.9846in" fo:margin-right="0in" fo:text-indent="0in" style:auto-text-indent="false"/>
      <style:text-properties officeooo:rsid="001bb779" officeooo:paragraph-rsid="001bb779"/>
    </style:style>
    <style:style style:name="P4" style:family="paragraph" style:parent-style-name="Preformatted_20_Text">
      <style:paragraph-properties fo:margin-left="0.9846in" fo:margin-right="0in" fo:text-indent="0in" style:auto-text-indent="false"/>
      <style:text-properties officeooo:rsid="001bb779" officeooo:paragraph-rsid="001e8d90"/>
    </style:style>
    <style:style style:name="P5" style:family="paragraph" style:parent-style-name="Preformatted_20_Text">
      <style:paragraph-properties fo:margin-left="0.3118in" fo:margin-right="0in" fo:margin-top="0in" fo:margin-bottom="0in" style:contextual-spacing="false" fo:text-indent="0in" style:auto-text-indent="false"/>
      <style:text-properties officeooo:rsid="00223a26" officeooo:paragraph-rsid="00223a26"/>
    </style:style>
    <style:style style:name="P6" style:family="paragraph" style:parent-style-name="Preformatted_20_Text" style:list-style-name="L1">
      <style:text-properties officeooo:rsid="001bb779" officeooo:paragraph-rsid="001bb779"/>
    </style:style>
    <style:style style:name="P7" style:family="paragraph" style:parent-style-name="Preformatted_20_Text" style:list-style-name="L2">
      <style:text-properties officeooo:rsid="001bb779" officeooo:paragraph-rsid="001bb779"/>
    </style:style>
    <style:style style:name="P8" style:family="paragraph" style:parent-style-name="Preformatted_20_Text" style:list-style-name="L3">
      <style:text-properties officeooo:rsid="001bb779" officeooo:paragraph-rsid="001bb779"/>
    </style:style>
    <style:style style:name="P9" style:family="paragraph" style:parent-style-name="Preformatted_20_Text" style:list-style-name="L4">
      <style:text-properties officeooo:rsid="001bb779" officeooo:paragraph-rsid="001bb779"/>
    </style:style>
    <style:style style:name="P10" style:family="paragraph" style:parent-style-name="Preformatted_20_Text" style:list-style-name="L4">
      <style:text-properties officeooo:rsid="001bb779" officeooo:paragraph-rsid="001e8d90"/>
    </style:style>
    <style:style style:name="P11" style:family="paragraph" style:parent-style-name="Preformatted_20_Text" style:list-style-name="L5">
      <style:text-properties officeooo:rsid="001bb779" officeooo:paragraph-rsid="001bb779"/>
    </style:style>
    <style:style style:name="P12" style:family="paragraph" style:parent-style-name="Preformatted_20_Text" style:list-style-name="L5">
      <style:text-properties officeooo:rsid="001bb779" officeooo:paragraph-rsid="0022107b"/>
    </style:style>
    <style:style style:name="P13" style:family="paragraph" style:parent-style-name="Preformatted_20_Text">
      <style:text-properties officeooo:rsid="001bb779" officeooo:paragraph-rsid="001bb779"/>
    </style:style>
    <style:style style:name="P14" style:family="paragraph" style:parent-style-name="Preformatted_20_Text">
      <style:paragraph-properties fo:margin-left="0.3118in" fo:margin-right="0in" fo:margin-top="0in" fo:margin-bottom="0in" style:contextual-spacing="false" fo:text-indent="0in" style:auto-text-indent="false"/>
      <style:text-properties officeooo:rsid="00223a26" officeooo:paragraph-rsid="00223a26"/>
    </style:style>
    <style:style style:name="P15" style:family="paragraph" style:parent-style-name="Preformatted_20_Text">
      <style:paragraph-properties fo:margin-left="0.3118in" fo:margin-right="0in" fo:margin-top="0in" fo:margin-bottom="0in" style:contextual-spacing="false" fo:text-indent="0in" style:auto-text-indent="false"/>
      <style:text-properties officeooo:rsid="00223a26" officeooo:paragraph-rsid="0023a8ae"/>
    </style:style>
    <style:style style:name="P16" style:family="paragraph" style:parent-style-name="Preformatted_20_Text">
      <style:paragraph-properties fo:margin-left="0.3118in" fo:margin-right="0in" fo:margin-top="0in" fo:margin-bottom="0in" style:contextual-spacing="false" fo:text-indent="0in" style:auto-text-indent="false"/>
      <style:text-properties officeooo:rsid="00234cfc" officeooo:paragraph-rsid="00234cfc"/>
    </style:style>
    <style:style style:name="P17" style:family="paragraph" style:parent-style-name="Preformatted_20_Text">
      <style:paragraph-properties fo:margin-left="0.3118in" fo:margin-right="0in" fo:margin-top="0in" fo:margin-bottom="0in" style:contextual-spacing="false" fo:text-indent="0in" style:auto-text-indent="false"/>
      <style:text-properties officeooo:paragraph-rsid="0023a8ae"/>
    </style:style>
    <style:style style:name="P18" style:family="paragraph" style:parent-style-name="Preformatted_20_Text">
      <style:paragraph-properties fo:margin-left="0.3118in" fo:margin-right="0in" fo:margin-top="0in" fo:margin-bottom="0in" style:contextual-spacing="false" fo:text-indent="0in" style:auto-text-indent="false"/>
      <style:text-properties officeooo:rsid="00250dd2" officeooo:paragraph-rsid="00250dd2"/>
    </style:style>
    <style:style style:name="P19" style:family="paragraph" style:parent-style-name="Preformatted_20_Text">
      <style:paragraph-properties fo:margin-left="0.3118in" fo:margin-right="0in" fo:margin-top="0in" fo:margin-bottom="0in" style:contextual-spacing="false" fo:text-indent="0in" style:auto-text-indent="false"/>
      <style:text-properties officeooo:rsid="0026e9fb" officeooo:paragraph-rsid="0026e9fb"/>
    </style:style>
    <style:style style:name="P20" style:family="paragraph" style:parent-style-name="Preformatted_20_Text" style:master-page-name="">
      <style:paragraph-properties fo:margin-left="0.3118in" fo:margin-right="0in" fo:margin-top="0in" fo:margin-bottom="0in" style:contextual-spacing="false" fo:text-indent="0in" style:auto-text-indent="false" style:page-number="auto"/>
      <style:text-properties officeooo:rsid="00234cfc" officeooo:paragraph-rsid="00234cfc"/>
    </style:style>
    <style:style style:name="T1" style:family="text">
      <style:text-properties officeooo:rsid="0022107b"/>
    </style:style>
    <style:style style:name="T2" style:family="text">
      <style:text-properties style:text-position="0% 100%" officeooo:rsid="0022107b"/>
    </style:style>
    <style:style style:name="T3" style:family="text">
      <style:text-properties officeooo:rsid="00223a26"/>
    </style:style>
    <style:style style:name="T4" style:family="text">
      <style:text-properties officeooo:rsid="00234cfc"/>
    </style:style>
    <style:style style:name="T5" style:family="text">
      <style:text-properties fo:language="en" fo:country="US"/>
    </style:style>
    <style:style style:name="T6" style:family="text">
      <style:text-properties fo:language="en" fo:country="US" officeooo:rsid="0023a8ae"/>
    </style:style>
    <style:style style:name="T7" style:family="text">
      <style:text-properties officeooo:rsid="00250dd2"/>
    </style:style>
    <text:list-style style:name="L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text:s/><text:tab/>Motivation: why not the plan or train</text:p>
      <text:p text:style-name="P1"/>
      <text:p text:style-name="P1"/>
      <text:p text:style-name="P1"/>
      <text:p text:style-name="P1"/>
      <text:p text:style-name="P1"/>
      <text:p text:style-name="P1">II. Designing a better solution</text:p>
      <text:p text:style-name="P2">1. The friction problem: air and solid</text:p>
      <text:p text:style-name="P3">a) Definition of the friction energy</text:p>
      <text:list xml:id="list6761886434826606779" text:style-name="L1">
        <text:list-item>
          <text:p text:style-name="P6">Formal definition</text:p>
        </text:list-item>
        <text:list-item>
          <text:p text:style-name="P6">An opposition force created by every movement</text:p>
        </text:list-item>
        <text:list-item>
          <text:p text:style-name="P6">Proportional and opposed to the movement's speed</text:p>
        </text:list-item>
      </text:list>
      <text:p text:style-name="P3">b) how to fight friction</text:p>
      <text:list xml:id="list4948454992447727263" text:style-name="L2">
        <text:list-item>
          <text:p text:style-name="P7">Reduce the solid friction (friction coefficient &gt; for fluids)</text:p>
        </text:list-item>
        <text:list-item>
          <text:p text:style-name="P7">Reduce the air friction: choose the gaze to go through</text:p>
        </text:list-item>
      </text:list>
      <text:p text:style-name="P3">c) Is it possible to remove friction from the equation?</text:p>
      <text:list xml:id="list1661414815012276746" text:style-name="L3">
        <text:list-item>
          <text:p text:style-name="P8">No friction → no movement: use 1 st fundamental dynamic low.</text:p>
        </text:list-item>
        <text:list-item>
          <text:p text:style-name="P8">Thus reduce the most contraignant friction source: solid (friction coefficient &gt; for fluids) and keep fluid friction</text:p>
        </text:list-item>
      </text:list>
      <text:p text:style-name="P3">d) Conclusion: building the solution</text:p>
      <text:p text:style-name="P2"/>
      <text:p text:style-name="P2">2. Consumption of energy</text:p>
      <text:p text:style-name="P3">a) Quantifying formally the energy needed for a movement</text:p>
      <text:list xml:id="list4293053977493449008" text:style-name="L4">
        <text:list-item>
          <text:p text:style-name="P9">Function of the speed and the weight</text:p>
        </text:list-item>
        <text:list-item>
          <text:p text:style-name="P10">Defined as the opposition of the friction</text:p>
        </text:list-item>
      </text:list>
      <text:p text:style-name="P4">b) The combustion engine model: impulse energy</text:p>
      <text:list xml:id="list144004008300981" text:continue-numbering="true" text:style-name="L4">
        <text:list-item>
          <text:p text:style-name="P9">Creating an energy to push the machine</text:p>
        </text:list-item>
        <text:list-item>
          <text:p text:style-name="P9">The machine creates its energy to move</text:p>
        </text:list-item>
      </text:list>
      <text:p text:style-name="P3">c) The static movement model</text:p>
      <text:list xml:id="list9141889301242730829" text:style-name="L5">
        <text:list-item>
          <text:p text:style-name="P11">Defining the movement as relative to the referential (quote Einstein). <text:s/>Example of 2 cars moving at different speeds</text:p>
        </text:list-item>
        <text:list-item>
          <text:p text:style-name="P11">Thus creating a movement can be done by interfering on the referential instead that on the point to move.</text:p>
        </text:list-item>
        <text:list-item>
          <text:p text:style-name="P11">1st idea: experience of moving a pen by pushing it.</text:p>
        </text:list-item>
        <text:list-item>
          <text:p text:style-name="P12">2<text:span text:style-name="T1">r</text:span>d idea: <text:span text:style-name="T1">experience of </text:span>moving the table</text:p>
        </text:list-item>
        <text:list-item>
          <text:p text:style-name="P12"><text:span text:style-name="T1">3</text:span><text:span text:style-name="T2">rd</text:span><text:span text:style-name="T1"> </text:span>creating a depression: press on a ventouse the release it to create a movement.</text:p>
        </text:list-item>
      </text:list>
      <text:p text:style-name="P2">3. Global worming issues</text:p>
      <text:p text:style-name="P2"/>
      <text:p text:style-name="P1"/>
      <text:p text:style-name="P1">III. Presenting the hyperloop project</text:p>
      <text:p text:style-name="P1"/>
      <text:p text:style-name="P1"/>
      <text:p text:style-name="P1"/>
      <text:p text:style-name="P1"/>
      <text:p text:style-name="P1"/>
      <text:p text:style-name="P1">IV. <text:span text:style-name="T3">Conclusion</text:span></text:p>
      <text:p text:style-name="P1"/>
      <text:p text:style-name="P1"/>
      <text:p text:style-name="P1"/>
      <text:p text:style-name="P20">In this presentation, we have tried to present to you the process of designing a new motion tool. <text:s/>We first have shown the limits of the existing tools. <text:s/>Then, we have used a retro-engineering approach to build a new tool. Thus we have distinguished the dynamical and statical contraints of a body in motion</text:p>
      <text:p text:style-name="P16"/>
      <text:p text:style-name="P16">All this process allowed us to notice that all the physical </text:p>
      <text:p text:style-name="P16"/>
      <text:p text:style-name="P16"/>
      <text:p text:style-name="P16"/>
      <text:p text:style-name="P5">Very simple physical principles</text:p>
      <text:p text:style-name="P5">very well known</text:p>
      <text:p text:style-name="P5"><text:soft-page-break/>May be extrem<text:span text:style-name="T4">e</text:span>ly <text:span text:style-name="T4">useful</text:span> to <text:span text:style-name="T4">increase</text:span> the efficiency of our motion <text:span text:style-name="T4">tools</text:span></text:p>
      <text:p text:style-name="P5">Need much less energy than classical motion ways</text:p>
      <text:p text:style-name="P5">Need different kind of energies</text:p>
      <text:p text:style-name="P5">However, still not used in the transport industry</text:p>
      <text:p text:style-name="P5">Why</text:p>
      <text:p text:style-name="P17"><text:span text:style-name="T3">Einstein: </text:span><text:bookmark text:name="result_box"/><text:span text:style-name="T5">The industry will never renew a </text:span><text:span text:style-name="T6">process</text:span><text:span text:style-name="T5"> before having drawn all </text:span><text:span text:style-name="T6">its</text:span><text:span text:style-name="T5"> profits.</text:span></text:p>
      <text:p text:style-name="P17"/>
      <text:p text:style-name="P15"/>
      <text:p text:style-name="P5">This statement is extremely int<text:span text:style-name="T4">e</text:span>resting. <text:s/>It f<text:span text:style-name="T4">i</text:span>ts perfectly with our current global warming concerns. <text:s text:c="2"/>Today, <text:span text:style-name="T7">the main global warming cause is the transport</text:span>. <text:s text:c="2"/><text:span text:style-name="T7">When the car industry achieves a very small improvement in the eclogical quality of its engines, such an improvement is usually presented as the best improvement that the current knowledge allow to achieve.</text:span></text:p>
      <text:p text:style-name="P19">But albert einshtein had already noticed more than a century ago, is that theoretical knowledge are much more advenced, and the only reason why we use technologies that may be improved is the financial profits we can have from it.</text:p>
      <text:p text:style-name="P5"/>
      <text:p text:style-name="P5"/>
      <text:p text:style-name="P5"/>
      <text:p text:style-name="P18">This <text:s/>solution are may be not complitely achieved, there are may be no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date>2015-12-11T14:40:02.018464898</dc:date>
    <dc:creator>kassuskley </dc:creator>
    <meta:editing-duration>P0D</meta:editing-duration>
    <meta:editing-cycles>4</meta:editing-cycles>
    <meta:document-statistic meta:table-count="0" meta:image-count="0" meta:object-count="0" meta:page-count="2" meta:paragraph-count="43" meta:word-count="487" meta:character-count="2825" meta:non-whitespace-character-count="2384"/>
  </office:meta>
</office:document-meta>
</file>